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office:version="1.2">
  <office:automatic-styles/>
  <office:body>
    <office:text>
      <text:h text:outline-level="1">BRIAN HANNIGAN</text:h>
      <text:p>07876 | (862) 243-1177 | jobshannigan@gmail.com</text:p>
      <text:p>LinkedIn: linkedin.com/in/brianjhannigan</text:p>
      <text:p>GitHub: github.com/brianhannigan</text:p>
      <text:p>CompTIA Security+ | InfraGard Member | 14+ Years Government Experience</text:p>
      <text:p/>
      <text:h text:outline-level="2">PROFESSIONAL SUMMARY</text:h>
      <text:p>Senior Software Engineer and Cybersecurity Professional with 14+ years supporting mission-critical U.S. Government systems. Experience spans secure systems engineering, DISA STIG hardening, vulnerability management, software architecture, simulation systems, secure deployment practices, threat hunting, SIEM usage (Microsoft Sentinel), Defender for Endpoint, Tenable vulnerability management, PowerShell automation, and compliance-driven environments.</text:p>
      <text:p/>
      <text:h text:outline-level="2">Log(N) Pacific — Cyber Security Support Analyst (Vulnerability Management &amp; SecOps Intern)</text:h>
      <text:p>2025–Present</text:p>
      <text:p>Vulnerability Management:</text:p>
      <text:p>- Conducted vulnerability scans and provided remediation reports contributing to 100% reduction in critical, 90% reduction in high, and 76% reduction in medium vulnerabilities.</text:p>
      <text:p>- Performed vulnerability assessments and prioritization using Tenable across Windows and Linux environments.</text:p>
      <text:p>- Executed DISA STIG compliance audits and secure configuration validation.</text:p>
      <text:p>- Automated remediation and STIG implementation using PowerShell.</text:p>
      <text:p>- Built rapport with server teams to align remediation with operational needs.</text:p>
      <text:p>Security Operations:</text:p>
      <text:p>- Performed EDR-based threat hunting identifying brute force attempts, exfiltration, and ransomware indicators.</text:p>
      <text:p>- Designed and tested advanced threat hunting scenarios for tabletop exercises.</text:p>
      <text:p>- Developed custom detection rules in Microsoft Defender for Endpoint.</text:p>
      <text:p>- Reduced brute force incidents by 100% through NSG/firewall rule implementation.</text:p>
      <text:p>- Built Microsoft Sentinel dashboards for logon monitoring and threat intelligence visibility.</text:p>
      <text:p>- Utilized KQL to query logs across SIEM and EDR platforms.</text:p>
      <text:p/>
      <text:h text:outline-level="2">UTRS, Inc — Senior Software Engineer / Secure Systems Engineer</text:h>
      <text:p>2011–Present | Government Training &amp; Simulation Programs</text:p>
      <text:p>- Designed, developed, and maintained mission-critical government training systems.</text:p>
      <text:p>- Implemented DISA STIG hardening across Windows systems.</text:p>
      <text:p>- Conducted vulnerability remediation based on Nessus findings.</text:p>
      <text:p>- Validated secure configuration baselines per government requirements.</text:p>
      <text:p>- Reviewed system logs during troubleshooting and security investigations.</text:p>
      <text:p>- Supported field deployments and production installations.</text:p>
      <text:p>- Authored system documentation and operational procedures.</text:p>
      <text:p>- Developed automation scripts (PowerShell/Bash) for validation and compliance.</text:p>
      <text:p>- Ensured secure handling of sensitive government data.</text:p>
      <text:p/>
      <text:h text:outline-level="2">Previous Technical Roles</text:h>
      <text:p>Lead Software Engineer — G2X, Inc.</text:p>
      <text:p>SharePoint / .NET Consultant — Pantheon Global</text:p>
      <text:p>Web Developer — Murray Media</text:p>
      <text:p>Technology &amp; Special Education Teacher</text:p>
      <text:p/>
      <text:h text:outline-level="2">Cyber Range (Josh Madakor) — Azure SOC Lab Training</text:h>
      <text:p>2025–Present</text:p>
      <text:p>- Conducted structured threat hunts using Microsoft Defender for Endpoint (Advanced Hunting).</text:p>
      <text:p>- Reconstructed simulated multi-stage attack lifecycle (RDP access, persistence, credential dumping, exfiltration).</text:p>
      <text:p>- Practiced MITRE ATT&amp;CK mapping and structured investigation reporting.</text:p>
      <text:p/>
      <text:h text:outline-level="2">TECHNICAL SKILLS</text:h>
      <text:p>Security: Microsoft Sentinel, Defender for Endpoint, Tenable, KQL, MITRE ATT&amp;CK, STIG, Nessus</text:p>
      <text:p>Programming: C#, .NET, Python, PowerShell, Bash</text:p>
      <text:p>Infrastructure: Windows Server, Linux, TCP/IP, RDP, Azure</text:p>
      <text:p>DevOps: Docker, Git, Secure deployment practices</text:p>
      <text:p/>
      <text:h text:outline-level="2">CERTIFICATIONS</text:h>
      <text:p>- CompTIA Security+</text:p>
      <text:p>- InfraGard Member</text:p>
      <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